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text-properties officeooo:rsid="005b290c" officeooo:paragraph-rsid="005b290c"/>
    </style:style>
    <style:style style:name="P30" style:family="paragraph" style:parent-style-name="Table_20_Contents">
      <style:text-properties officeooo:rsid="005b290c" officeooo:paragraph-rsid="005d047a"/>
    </style:style>
    <style:style style:name="P31" style:family="paragraph" style:parent-style-name="Table_20_Contents">
      <style:text-properties officeooo:rsid="005b290c" officeooo:paragraph-rsid="0066cc49"/>
    </style:style>
    <style:style style:name="P32" style:family="paragraph" style:parent-style-name="Table_20_Contents">
      <style:text-properties officeooo:rsid="00601dbd" officeooo:paragraph-rsid="00601dbd"/>
    </style:style>
    <style:style style:name="P33" style:family="paragraph" style:parent-style-name="Table_20_Contents">
      <style:text-properties officeooo:rsid="0064208d" officeooo:paragraph-rsid="0064208d"/>
    </style:style>
    <style:style style:name="P34" style:family="paragraph" style:parent-style-name="Table_20_Contents">
      <style:text-properties officeooo:rsid="006ecb0f" officeooo:paragraph-rsid="006ecb0f"/>
    </style:style>
    <style:style style:name="P35" style:family="paragraph" style:parent-style-name="Table_20_Contents">
      <style:text-properties officeooo:rsid="00700173" officeooo:paragraph-rsid="00700173"/>
    </style:style>
    <style:style style:name="P36" style:family="paragraph" style:parent-style-name="Text_20_body">
      <style:text-properties officeooo:rsid="002b5a1c" officeooo:paragraph-rsid="002b5a1c"/>
    </style:style>
    <style:style style:name="P37" style:family="paragraph" style:parent-style-name="Text_20_body">
      <style:text-properties officeooo:rsid="002ecdf6" officeooo:paragraph-rsid="002ecdf6"/>
    </style:style>
    <style:style style:name="P38" style:family="paragraph" style:parent-style-name="Text_20_body">
      <style:text-properties officeooo:rsid="00353dcc" officeooo:paragraph-rsid="00353dcc"/>
    </style:style>
    <style:style style:name="P39" style:family="paragraph" style:parent-style-name="Text_20_body">
      <style:text-properties officeooo:rsid="0036f07d" officeooo:paragraph-rsid="0036f07d"/>
    </style:style>
    <style:style style:name="P40" style:family="paragraph" style:parent-style-name="Text_20_body">
      <style:text-properties officeooo:rsid="003750c6" officeooo:paragraph-rsid="003750c6"/>
    </style:style>
    <style:style style:name="P41" style:family="paragraph" style:parent-style-name="Text_20_body">
      <style:text-properties officeooo:rsid="003b306e" officeooo:paragraph-rsid="003b306e"/>
    </style:style>
    <style:style style:name="P42" style:family="paragraph" style:parent-style-name="Text_20_body">
      <style:text-properties fo:font-weight="bold" officeooo:rsid="002b5a1c" officeooo:paragraph-rsid="002b5a1c"/>
    </style:style>
    <style:style style:name="P43" style:family="paragraph" style:parent-style-name="Text_20_body">
      <style:text-properties officeooo:rsid="004f3b39" officeooo:paragraph-rsid="004f3b39"/>
    </style:style>
    <style:style style:name="P44" style:family="paragraph" style:parent-style-name="Text_20_body">
      <style:text-properties officeooo:paragraph-rsid="0066cc49"/>
    </style:style>
    <style:style style:name="P45" style:family="paragraph" style:parent-style-name="Text_20_body">
      <style:text-properties officeooo:rsid="006d8a83" officeooo:paragraph-rsid="006d8a83"/>
    </style:style>
    <style:style style:name="P46" style:family="paragraph" style:parent-style-name="Text_20_body">
      <style:text-properties officeooo:rsid="006db219" officeooo:paragraph-rsid="006db219"/>
    </style:style>
    <style:style style:name="P47" style:family="paragraph" style:parent-style-name="Standard">
      <style:text-properties officeooo:rsid="0064208d" officeooo:paragraph-rsid="0064208d"/>
    </style:style>
    <style:style style:name="P48" style:family="paragraph" style:parent-style-name="Standard">
      <style:text-properties officeooo:paragraph-rsid="0066cc49"/>
    </style:style>
    <style:style style:name="P49" style:family="paragraph" style:parent-style-name="Table_20_Contents" style:list-style-name="L1">
      <style:text-properties officeooo:rsid="001f04ec" officeooo:paragraph-rsid="001f04ec"/>
    </style:style>
    <style:style style:name="P50" style:family="paragraph" style:parent-style-name="Table_20_Contents" style:list-style-name="L2">
      <style:text-properties officeooo:rsid="002108d5" officeooo:paragraph-rsid="002108d5"/>
    </style:style>
    <style:style style:name="P51" style:family="paragraph" style:parent-style-name="Table_20_Contents" style:list-style-name="L3">
      <style:text-properties officeooo:paragraph-rsid="003c8060"/>
    </style:style>
    <style:style style:name="P52" style:family="paragraph" style:parent-style-name="Table_20_Contents" style:list-style-name="L3">
      <style:text-properties officeooo:rsid="003c8060" officeooo:paragraph-rsid="003c8060"/>
    </style:style>
    <style:style style:name="P53" style:family="paragraph" style:parent-style-name="Table_20_Contents" style:list-style-name="L4">
      <style:text-properties officeooo:rsid="001a7475" officeooo:paragraph-rsid="001a7475"/>
    </style:style>
    <style:style style:name="P54" style:family="paragraph" style:parent-style-name="Table_20_Contents" style:list-style-name="L5">
      <style:text-properties officeooo:rsid="00241c28" officeooo:paragraph-rsid="00241c28"/>
    </style:style>
    <style:style style:name="P55" style:family="paragraph" style:parent-style-name="Table_20_Contents" style:list-style-name="L6">
      <style:text-properties officeooo:rsid="00261e1b" officeooo:paragraph-rsid="00261e1b"/>
    </style:style>
    <style:style style:name="P56" style:family="paragraph" style:parent-style-name="Table_20_Contents" style:list-style-name="L8">
      <style:text-properties officeooo:rsid="003e9d98" officeooo:paragraph-rsid="003e9d98"/>
    </style:style>
    <style:style style:name="P57" style:family="paragraph" style:parent-style-name="Table_20_Contents" style:list-style-name="L9">
      <style:text-properties officeooo:rsid="0043568b" officeooo:paragraph-rsid="0043568b"/>
    </style:style>
    <style:style style:name="P58" style:family="paragraph" style:parent-style-name="Table_20_Contents" style:list-style-name="L9">
      <style:text-properties officeooo:rsid="00489f3f" officeooo:paragraph-rsid="00489f3f"/>
    </style:style>
    <style:style style:name="P59" style:family="paragraph" style:parent-style-name="Table_20_Contents" style:list-style-name="L10">
      <style:text-properties officeooo:rsid="00489f3f" officeooo:paragraph-rsid="00489f3f"/>
    </style:style>
    <style:style style:name="P60" style:family="paragraph" style:parent-style-name="Table_20_Contents" style:list-style-name="L10">
      <style:text-properties officeooo:rsid="004a1ac9" officeooo:paragraph-rsid="004a1ac9"/>
    </style:style>
    <style:style style:name="P61" style:family="paragraph" style:parent-style-name="Table_20_Contents" style:list-style-name="L11">
      <style:text-properties officeooo:rsid="00519116" officeooo:paragraph-rsid="00519116"/>
    </style:style>
    <style:style style:name="P62" style:family="paragraph" style:parent-style-name="Table_20_Contents" style:list-style-name="L12">
      <style:text-properties officeooo:rsid="005664de" officeooo:paragraph-rsid="005664de"/>
    </style:style>
    <style:style style:name="P63" style:family="paragraph" style:parent-style-name="Table_20_Contents">
      <style:text-properties officeooo:rsid="00720858" officeooo:paragraph-rsid="00720858"/>
    </style:style>
    <style:style style:name="P64" style:family="paragraph" style:parent-style-name="Text_20_body" style:list-style-name="L7">
      <style:text-properties officeooo:rsid="003b306e" officeooo:paragraph-rsid="003b306e"/>
    </style:style>
    <style:style style:name="P65" style:family="paragraph" style:parent-style-name="Text_20_body" style:list-style-name="L13"/>
    <style:style style:name="P66" style:family="paragraph" style:parent-style-name="Text_20_body">
      <style:text-properties officeooo:paragraph-rsid="00709fcd"/>
    </style:style>
    <style:style style:name="P67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66">udk6@h#*GV</text:p>
      <text:p text:style-name="Text_20_body"/>
      <text:p text:style-name="P44"/>
      <text:p text:style-name="P45"><text:span text:style-name="T18">ssh </text:span>log.wlink.com.np -p 3128</text:p>
      <text:p text:style-name="P46">Wlink123$#</text:p>
      <text:p text:style-name="P45"/>
      <table:table table:name="Table18" table:style-name="Table18">
        <table:table-column table:style-name="Table18.A"/>
        <table:table-row table:style-name="TableLine94256110362976">
          <table:table-cell table:style-name="Table18.A1" office:value-type="string">
            <text:p text:style-name="P31">horizon-vcs.wlink.com.np</text:p>
            <text:p text:style-name="P31">administrator@horizon-vcs.wlink.com.np</text:p>
            <text:p text:style-name="P31">Wlink123$#</text:p>
          </table:table-cell>
        </table:table-row>
        <table:table-row table:style-name="TableLine94256109530640">
          <table:table-cell table:style-name="Table18.A2" office:value-type="string">
            <text:p text:style-name="P31">horizon admin password </text:p>
            <text:p text:style-name="P31">hzn_view</text:p>
            <text:p text:style-name="P31">udk6@h#*GV</text:p>
          </table:table-cell>
        </table:table-row>
      </table:table>
      <text:p text:style-name="P48"/>
      <table:table table:name="Table1" table:style-name="Table1">
        <table:table-column table:style-name="Table1.A"/>
        <table:table-row table:style-name="TableLine94256109532000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256109527808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74337124" text:style-name="L1">
              <text:list-item>
                <text:p text:style-name="P49">files &gt; this PC &gt; properties &gt; change settings &gt; change &gt; </text:p>
              </text:list-item>
              <text:list-item>
                <text:p text:style-name="P49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574926064" text:style-name="L2">
              <text:list-item>
                <text:p text:style-name="P50">in run , type ncpa.cpl</text:p>
              </text:list-item>
              <text:list-item>
                <text:p text:style-name="P50">select IPv4 </text:p>
              </text:list-item>
              <text:list-item>
                <text:p text:style-name="P50">enter properties</text:p>
              </text:list-item>
              <text:list-item>
                <text:p text:style-name="P50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<text:soft-page-break/>- typical vm network issue, solved by administrator</text:p>
            <text:p text:style-name="P4"/>
            <text:p text:style-name="P1"/>
          </table:table-cell>
        </table:table-row>
        <table:table-row table:style-name="TableLine94256084007056">
          <table:table-cell table:style-name="Table1.A2" office:value-type="string">
            <text:p text:style-name="P12">What is:</text:p>
            <text:p text:style-name="P12"/>
            <text:list xml:id="list2278009954" text:style-name="L3">
              <text:list-item>
                <text:p text:style-name="P52">view connection server: </text:p>
                <text:p text:style-name="P52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73602081699490" text:continue-numbering="true" text:style-name="L3">
              <text:list-item>
                <text:p text:style-name="P52">view composer server:</text:p>
                <text:p text:style-name="P51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52"/>
              </text:list-item>
              <text:list-item>
                <text:p text:style-name="P52">vcenter server:</text:p>
                <text:p text:style-name="P51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73602847421242" text:continue-numbering="true" text:style-name="L3">
              <text:list-item>
                <text:p text:style-name="P52">vSPHERE eSXI : hypervisor for server </text:p>
              </text:list-item>
            </text:list>
          </table:table-cell>
        </table:table-row>
        <table:table-row table:style-name="TableLine94256084007536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601322738" text:style-name="L4">
              <text:list-item>
                <text:p text:style-name="P53">issue @ AD setup</text:p>
              </text:list-item>
              <text:list-item>
                <text:p text:style-name="P53"/>
              </text:list-item>
            </text:list>
          </table:table-cell>
        </table:table-row>
        <table:table-row table:style-name="TableLine94256084008016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2328894680" text:style-name="L5">
              <text:list-item>
                <text:p text:style-name="P54">Create database</text:p>
              </text:list-item>
              <text:list-item>
                <text:p text:style-name="P54">create user account</text:p>
              </text:list-item>
            </text:list>
            <text:p text:style-name="P5"/>
            <text:p text:style-name="P6">version mismatched:</text:p>
            <text:list xml:id="list2931376368" text:style-name="L6">
              <text:list-item>
                <text:p text:style-name="P55">sql server 2019</text:p>
              </text:list-item>
              <text:list-item>
                <text:p text:style-name="P55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256084008656">
          <table:table-cell table:style-name="Table1.A2" office:value-type="string">
            <text:p text:style-name="P42">VMware vSphere</text:p>
            <text:p text:style-name="P36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ext:soft-page-break/>
        <table:table-row table:style-name="TableLine94256084009296">
          <table:table-cell table:style-name="Table1.A2" office:value-type="string">
            <text:p text:style-name="P37">DSN : Data Source Name</text:p>
            <text:p text:style-name="P36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256084009936">
          <table:table-cell table:style-name="Table1.A2" office:value-type="string">
            <text:p text:style-name="P38">How ODBC works:</text:p>
            <text:p text:style-name="P38"/>
          </table:table-cell>
        </table:table-row>
        <table:table-row table:style-name="TableLine94256084010576">
          <table:table-cell table:style-name="Table1.A2" office:value-type="string">
            <text:p text:style-name="P40">Error need to be solved.</text:p>
            <text:p text:style-name="P40"/>
            <text:p text:style-name="P39">Database which was created is not supported:</text:p>
            <text:p text:style-name="P39"/>
          </table:table-cell>
        </table:table-row>
        <table:table-row table:style-name="TableLine94256084011136">
          <table:table-cell table:style-name="Table1.A2" office:value-type="string">
            <text:p text:style-name="P41">Steps for vmware installation</text:p>
            <text:p text:style-name="P41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256108781856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256111952672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256111954480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41"/>
            <text:list xml:id="list3758690641" text:style-name="L7">
              <text:list-item>
                <text:p text:style-name="P64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256110342320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25611038808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1574411159" text:style-name="L8">
                    <text:list-item>
                      <text:p text:style-name="P56"># sc config http start=disable</text:p>
                    </text:list-item>
                  </text:list>
                </table:table-cell>
              </table:table-row>
              <table:table-row table:style-name="TableLine9425611039027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41"/>
            <text:list xml:id="list173602949681546" text:continue-list="list3758690641" text:style-name="L7">
              <text:list-item>
                <text:p text:style-name="P64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25611039209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256111785920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256083993792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256083995824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256083996672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<text:soft-page-break/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735573387" text:style-name="L9">
                    <text:list-item>
                      <text:p text:style-name="P57">Not a vmware issue</text:p>
                    </text:list-item>
                    <text:list-item>
                      <text:p text:style-name="P57">issue due to certificate which would be solved with “Turn off Automatic Root Certificates Update “</text:p>
                    </text:list-item>
                    <text:list-item>
                      <text:p text:style-name="P58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138408224" text:style-name="L10">
                    <text:list-item>
                      <text:p text:style-name="P59">with sql authentication</text:p>
                      <text:list>
                        <text:list-item>
                          <text:p text:style-name="P60">create a user in sql database</text:p>
                        </text:list-item>
                        <text:list-item>
                          <text:p text:style-name="P60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59"/>
                    </text:list-item>
                  </text:list>
                </table:table-cell>
              </table:table-row>
            </table:table>
            <text:p text:style-name="P41"/>
            <text:list xml:id="list173601604610339" text:continue-list="list173602949681546" text:style-name="L7">
              <text:list-item>
                <text:list>
                  <text:list-item>
                    <text:p text:style-name="P64">set-up sql server</text:p>
                  </text:list-item>
                </text:list>
              </text:list-item>
            </text:list>
            <text:p text:style-name="P40"/>
            <text:p text:style-name="P40"/>
          </table:table-cell>
        </table:table-row>
        <table:table-row table:style-name="TableLine94256084011696">
          <table:table-cell table:style-name="Table1.A2" office:value-type="string">
            <text:p text:style-name="P43">View Agent:</text:p>
            <text:p text:style-name="P43">- <text:span text:style-name="T14">software that communicates with view composer.</text:span></text:p>
            <text:p text:style-name="P43">-<text:span text:style-name="T15">installed on windows template</text:span></text:p>
            <text:p text:style-name="P43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256084012960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256084016144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256037896832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256084026192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1781502796" text:style-name="L11">
                    <text:list-item>
                      <text:p text:style-name="P61"/>
                    </text:list-item>
                  </text:list>
                </table:table-cell>
              </table:table-row>
              <table:table-row table:style-name="TableLine94256037899024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256084045200">
                      <table:table-cell table:style-name="Table8.A1" office:value-type="string">
                        <text:p text:style-name="P19"><text:soft-page-break/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256037899824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256037814240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256037900752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256037827712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256037901792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256037902704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256037903664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256037834800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256037904624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256037846480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2743089792" text:style-name="L12">
                    <text:list-item>
                      <text:p text:style-name="P62">if within limit, wait and watch</text:p>
                    </text:list-item>
                    <text:list-item>
                      <text:p text:style-name="P62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33">9</text:p>
                </table:table-cell>
                <table:table-cell table:style-name="Table6.A2" office:value-type="string">
                  <text:p text:style-name="P33">Agent unreachable</text:p>
                  <text:p text:style-name="P33">-</text:p>
                  <text:p text:style-name="P47"><text:bookmark text:name="chevronContainer"/>Details </text:p>
                  <text:list xml:id="list2304588529" text:style-name="L13">
                    <text:list-item>
                      <text:p text:style-name="P67">Virtual desktop computer is unreachable.</text:p>
                    </text:list-item>
                    <text:list-item>
                      <text:p text:style-name="P67">VDI desktop agent <text:soft-page-break/>unreachable.</text:p>
                    </text:list-item>
                    <text:list-item>
                      <text:p text:style-name="P67">Virtual machine (VM) is unresponsive.</text:p>
                    </text:list-item>
                    <text:list-item>
                      <text:p text:style-name="P67">The operating system freezes or fails.</text:p>
                    </text:list-item>
                    <text:list-item>
                      <text:p text:style-name="P67">The virtual machine shuts down or boots up, the agent service is not running.</text:p>
                    </text:list-item>
                    <text:list-item>
                      <text:p text:style-name="P67">Incorrect network configuration or connection issues between View Connection Server and the View Agent.</text:p>
                    </text:list-item>
                    <text:list-item>
                      <text:p text:style-name="P67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67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65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33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256037907136">
          <table:table-cell table:style-name="Table14.A1" office:value-type="string">
            <text:p text:style-name="P29">Horizon connection server:</text:p>
            <text:p text:style-name="P29">login:</text:p>
            <text:p text:style-name="P29">password:</text:p>
            <text:p text:style-name="P29"/>
            <table:table table:name="Table16" table:style-name="Table16">
              <table:table-column table:style-name="Table16.A"/>
              <table:table-row table:style-name="TableLine94256037910256">
                <table:table-cell table:style-name="Table16.A1" office:value-type="string">
                  <text:p text:style-name="P30">horizon-vcs.wlink.com.np</text:p>
                  <text:p text:style-name="P30">administrator@horizon-vcs.wlink.com.np</text:p>
                  <text:p text:style-name="P30">Wlink123$#</text:p>
                </table:table-cell>
              </table:table-row>
              <table:table-row table:style-name="TableLine94256037914144">
                <table:table-cell table:style-name="Table16.A2" office:value-type="string">
                  <text:p text:style-name="P30">horizon admin password </text:p>
                  <text:p text:style-name="P30">hzn_view</text:p>
                  <text:p text:style-name="P30">udk6@h#*GV</text:p>
                </table:table-cell>
              </table:table-row>
            </table:table>
            <text:p text:style-name="P29"/>
            <text:p text:style-name="P29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256037915472">
                <table:table-cell table:style-name="Table15.A1" office:value-type="string">
                  <text:p text:style-name="P29">s/a</text:p>
                </table:table-cell>
                <table:table-cell table:style-name="Table15.A1" office:value-type="string">
                  <text:p text:style-name="P29">issues</text:p>
                </table:table-cell>
                <table:table-cell table:style-name="Table15.C1" office:value-type="string">
                  <text:p text:style-name="P29">solution</text:p>
                </table:table-cell>
              </table:table-row>
              <table:table-row table:style-name="TableLine94256037923696">
                <table:table-cell table:style-name="Table15.A2" office:value-type="string">
                  <text:p text:style-name="P29">1</text:p>
                </table:table-cell>
                <table:table-cell table:style-name="Table15.A2" office:value-type="string">
                  <text:p text:style-name="P29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256037925888">
                <table:table-cell table:style-name="Table15.A2" office:value-type="string">
                  <text:p text:style-name="P29">2</text:p>
                </table:table-cell>
                <table:table-cell table:style-name="Table15.A2" office:value-type="string">
                  <text:p text:style-name="P6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29"><text:line-break/></text:p>
          </table:table-cell>
        </table:table-row>
        <text:soft-page-break/>
        <table:table-row table:style-name="TableLine94256037927856">
          <table:table-cell table:style-name="Table14.A2" office:value-type="string">
            <text:p text:style-name="P29">Horizon v sphere server: </text:p>
            <text:p text:style-name="P29">login:</text:p>
            <text:p text:style-name="P29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256037930256">
          <table:table-cell table:style-name="Table13.A1" office:value-type="string">
            <text:p text:style-name="P28">PROBLEMS</text:p>
          </table:table-cell>
        </table:table-row>
        <table:table-row table:style-name="TableLine94256037890656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256093351600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256037935904">
          <table:table-cell table:style-name="Table17.A1" office:value-type="string">
            <text:p text:style-name="P32">HOW TO..?</text:p>
            <text:p text:style-name="P32"/>
          </table:table-cell>
        </table:table-row>
        <table:table-row table:style-name="TableLine94256037943952">
          <table:table-cell table:style-name="Table17.A2" office:value-type="string">
            <text:p text:style-name="P32">Assign new VM</text:p>
            <text:p text:style-name="P32">- </text:p>
            <text:p text:style-name="P32"/>
          </table:table-cell>
        </table:table-row>
        <table:table-row table:style-name="TableLine94256037944720">
          <table:table-cell table:style-name="Table17.A2" office:value-type="string">
            <text:p text:style-name="P32">Troubleshoot the dedicated VM</text:p>
            <text:p text:style-name="P32">-</text:p>
            <text:p text:style-name="P32"/>
            <text:p text:style-name="P32"/>
          </table:table-cell>
        </table:table-row>
        <table:table-row table:style-name="TableLine94256037945296">
          <table:table-cell table:style-name="Table17.A2" office:value-type="string">
            <text:p text:style-name="P32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256037946576">
          <table:table-cell table:style-name="Table19.A1" office:value-type="string">
            <text:p text:style-name="P34">Group Policy Horizon</text:p>
            <text:p text:style-name="P34">- </text:p>
          </table:table-cell>
        </table:table-row>
        <table:table-row table:style-name="TableLine94256037951616">
          <table:table-cell table:style-name="Table19.A2" office:value-type="string">
            <text:p text:style-name="P35">API for group management horizon:</text:p>
            <text:p text:style-name="P35"/>
            <text:p text:style-name="P35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256127760976">
          <table:table-cell table:style-name="Table20.A1" office:value-type="string">
            <text:p text:style-name="P63">Resolving issues</text:p>
          </table:table-cell>
        </table:table-row>
        <table:table-row table:style-name="TableLine94256127760976">
          <table:table-cell table:style-name="Table20.A2" office:value-type="string">
            <text:p text:style-name="P63">1) vmware tools not installed:</text:p>
            <text:p text:style-name="P63">- </text:p>
          </table:table-cell>
        </table:table-row>
        <table:table-row table:style-name="TableLine94256127760976">
          <table:table-cell table:style-name="Table20.A2" office:value-type="string">
            <text:p text:style-name="Table_20_Contents"/>
          </table:table-cell>
        </table:table-row>
        <table:table-row table:style-name="TableLine94256127760976">
          <table:table-cell table:style-name="Table20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18T17:35:48.275480048</dc:date>
    <meta:editing-duration>P2DT20H18M1S</meta:editing-duration>
    <meta:editing-cycles>55</meta:editing-cycles>
    <meta:document-statistic meta:table-count="20" meta:image-count="0" meta:object-count="0" meta:page-count="7" meta:paragraph-count="216" meta:word-count="1049" meta:character-count="6311" meta:non-whitespace-character-count="5484"/>
  </office:meta>
</office:document-meta>
</file>